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c931d" officeooo:paragraph-rsid="000c931d"/>
    </style:style>
    <style:style style:name="P2" style:family="paragraph" style:parent-style-name="Standard">
      <style:text-properties officeooo:rsid="000c931d" officeooo:paragraph-rsid="000df718"/>
    </style:style>
    <style:style style:name="P3" style:family="paragraph" style:parent-style-name="Standard">
      <style:text-properties style:font-name="monospace" officeooo:rsid="000c931d" officeooo:paragraph-rsid="000df718"/>
    </style:style>
    <style:style style:name="P4" style:family="paragraph" style:parent-style-name="Standard">
      <style:text-properties style:font-name="monospace" officeooo:rsid="000c931d" officeooo:paragraph-rsid="000fce86"/>
    </style:style>
    <style:style style:name="P5" style:family="paragraph" style:parent-style-name="Standard">
      <style:text-properties officeooo:paragraph-rsid="000c931d"/>
    </style:style>
    <style:style style:name="P6" style:family="paragraph" style:parent-style-name="Standard">
      <style:text-properties officeooo:rsid="000fce86" officeooo:paragraph-rsid="000fce86"/>
    </style:style>
    <style:style style:name="T1" style:family="text">
      <style:text-properties officeooo:rsid="000c931d"/>
    </style:style>
    <style:style style:name="T2" style:family="text">
      <style:text-properties fo:color="#000000" officeooo:rsid="000df718" fo:background-color="#ffffff" loext:char-shading-value="0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style:font-name="monospace"/>
    </style:style>
    <style:style style:name="T5" style:family="text">
      <style:text-properties style:font-name="monospace" officeooo:rsid="000c931d"/>
    </style:style>
    <style:style style:name="T6" style:family="text">
      <style:text-properties style:font-name="monospace" officeooo:rsid="000df718"/>
    </style:style>
    <style:style style:name="T7" style:family="text">
      <style:text-properties officeooo:rsid="000df718"/>
    </style:style>
    <style:style style:name="T8" style:family="text">
      <style:text-properties officeooo:rsid="000df718" fo:background-color="transparent" loext:char-shading-value="0"/>
    </style:style>
    <style:style style:name="T9" style:family="text">
      <style:text-properties officeooo:rsid="000fce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4</text:p>
      <text:p text:style-name="P1"/>
      <text:p text:style-name="P5"><text:span text:style-name="T1">OS: Fedora 23 (</text:span><text:span text:style-name="T3">4.7.7-100.fc23.x86_64</text:span><text:span text:style-name="T1">)</text:span></text:p>
      <text:p text:style-name="P5"/>
      <text:p text:style-name="P5"><text:span text:style-name="T1">Compilador: </text:span><text:span text:style-name="T3">gcc versión 5.3.1 20160406 (Red Hat 5.3.1-6) (GCC)</text:span><text:span text:style-name="T4"><text:line-break/></text:span></text:p>
      <text:p text:style-name="P5"><text:span text:style-name="T5">Biblioteca de c:</text:span><text:span text:style-name="T3">(GNU libc) 2.22</text:span><text:span text:style-name="T4"><text:line-break/></text:span></text:p>
      <text:p text:style-name="P1"><text:span text:style-name="T4">Iteraciones con tipo INT:33788</text:span></text:p>
      <text:p text:style-name="P1"><text:span text:style-name="T4"/></text:p>
      <text:p text:style-name="P1"><text:span text:style-name="T4">Iteraciones con tipo FLOAT:33788</text:span></text:p>
      <text:p text:style-name="P1"><text:span text:style-name="T4"/></text:p>
      <text:p text:style-name="P2"><text:span text:style-name="T4">Iteraciones con tipo </text:span><text:span text:style-name="T6">LONG</text:span><text:span text:style-name="T4">:</text:span><text:span text:style-name="T6">16894</text:span></text:p>
      <text:p text:style-name="P2"><text:span text:style-name="T6"/></text:p>
      <text:p text:style-name="P2"><text:span text:style-name="T6">Iteraciones con tipo DOUBLE:16894</text:span></text:p>
      <text:p text:style-name="P2"><text:span text:style-name="T6"/></text:p>
      <text:p text:style-name="P6"><text:span text:style-name="T6">c</text:span><text:span text:style-name="T4">har → 8 bits</text:span></text:p>
      <text:p text:style-name="P6"><text:span text:style-name="T4">int → 16 bits</text:span></text:p>
      <text:p text:style-name="P6"><text:span text:style-name="T6">l</text:span><text:span text:style-name="T4">ong int → 32 bits</text:span></text:p>
      <text:p text:style-name="P2"><text:span text:style-name="T6"/></text:p>
      <text:p text:style-name="P3"><text:span text:style-name="T2">char</text:span><text:span text:style-name="T7"><text:line-break/># <text:s/>define SCHAR_MIN (-128) <text:line-break/># <text:s/>define SCHAR_MAX 127 <text:line-break/><text:line-break/>unsigned char<text:line-break/># define UCHAR_MAX 255 <text:line-break/><text:line-break/>short int</text:span><text:span text:style-name="T8"><text:line-break/># define SHRT_MIN <text:s text:c="5"/>(-32768) <text:line-break/># define SHRT_MAX 32767 <text:line-break/></text:span><text:span text:style-name="T7"><text:line-break/>unsigned short int</text:span></text:p>
      <text:p text:style-name="P4"><text:span text:style-name="T7"># define USHRT_MAX 65535 <text:line-break/><text:line-break/>int<text:line-break/># define INT_MIN (-INT_MAX - 1) <text:line-break/># define INT_MAX 2147483647 <text:line-break/><text:line-break/>unsigned int<text:line-break/># define UINT_MAX 4294967295U <text:line-break/><text:line-break/>long int<text:line-break/><text:line-break/># define LONG_MAX 9223372036854775807L <text:line-break/># define LONG_MIN (-LONG_MAX - 1L) <text:line-break/><text:line-break/>unsigned long int<text:line-break/># define ULONG_MAX 18446744073709551615UL <text:line-break/></text:span><text:soft-page-break/><text:span text:style-name="T7"><text:line-break/>long long int<text:line-break/>#   define LLONG_MAX    9223372036854775807LL <text:line-break/>#   define LLONG_MIN    (-LLONG_MAX - 1LL) <text:line-break/><text:line-break/>unsigned long long int<text:line-break/>#   define ULLONG_MAX   18446744073709551615ULL <text:line-break/><text:line-break/><text:line-break/>En este caso contrario a en clase. No aparecieron datos con valor, queiro pensar que e spor el uso de linux. Ya que la última vez que programe en C para windows la ejecución de malloc dentro de lo normal <text:s/>me mandaba desde números hasta tirangulos(hace ya 1 año).</text:span></text:p>
      <text:p text:style-name="P4"/>
      <text:p text:style-name="P4"><text:span text:style-name="T9">Me aventuraré (no estoy seguro)pero si cada entero tiene 16 bits y nos dejo iterar 33788 veces queiro pensar que el resultado es algo asi como 540608 bits <text:s/>algo asi como 67576 bytes. Amm 67Kb por así decirlo(¿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25:40.017597916</meta:creation-date>
    <dc:date>2016-10-20T14:57:12.066958152</dc:date>
    <meta:editing-duration>PT31S</meta:editing-duration>
    <meta:editing-cycles>1</meta:editing-cycles>
    <meta:document-statistic meta:table-count="0" meta:image-count="0" meta:object-count="0" meta:page-count="2" meta:paragraph-count="14" meta:word-count="225" meta:character-count="1438" meta:non-whitespace-character-count="1175"/>
    <meta:generator>LibreOffice/5.1.2.2$Linux_X86_64 LibreOffice_project/d3bf12ecb743fc0d20e0be0c58ca359301eb705f</meta:generator>
  </office:meta>
</office:document-meta>
</file>